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ompound_to_precursors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0234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46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190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7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21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00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4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6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2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45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5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6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08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09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48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718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67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48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1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3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85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71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66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70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90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8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7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636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957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67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67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69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409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8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9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51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9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5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9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4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89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88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00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621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62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8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2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27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3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21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8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89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94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94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20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0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1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22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42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84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86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0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9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5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05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2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22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7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2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4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1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02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6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66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8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0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82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2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9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7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2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27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6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6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95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95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95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4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3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0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67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67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0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2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38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1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3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3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3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81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77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1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2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2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2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0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6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3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7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7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6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8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1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8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0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7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7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46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0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2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3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1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7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9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52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3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83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52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8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6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1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1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0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1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1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1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4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27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1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4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4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0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1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42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5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5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56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65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0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0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9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1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1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3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3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6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42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2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1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3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3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04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04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7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2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9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1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1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3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9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0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7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35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4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3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3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6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5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33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7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5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6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9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0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1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2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5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6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7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8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9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0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2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7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1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8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81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52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5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51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3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35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7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7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324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32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7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42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30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7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1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08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7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804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71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2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4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45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46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4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6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8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3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5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3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2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8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6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9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5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66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9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1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8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1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7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94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6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88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36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2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3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64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85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7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5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6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93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5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5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6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8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56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1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3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7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7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0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64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9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5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1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1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3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1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6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5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7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5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37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3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7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91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3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4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6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5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5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8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26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0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6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2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95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6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1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85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9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5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89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17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6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6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90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9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9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5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3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7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5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5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6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67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56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67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5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27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26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4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9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8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2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37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1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0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3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5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0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8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8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5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0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3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8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2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8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55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758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58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04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1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2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38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3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9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2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0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39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52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65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3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3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4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4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5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6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5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8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33</text:p>
          </table:table-cell>
          <table:table-cell office:value-type="string" calcext:value-type="string">
            <text:p>C00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41</text:p>
          </table:table-cell>
          <table:table-cell office:value-type="string" calcext:value-type="string">
            <text:p>C00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671</text:p>
          </table:table-cell>
          <table:table-cell office:value-type="string" calcext:value-type="string">
            <text:p>C004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069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2153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2937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6516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6517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5837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6518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5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7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8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5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7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8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7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5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6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8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9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0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8426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3219</text:p>
          </table:table-cell>
          <table:table-cell table:style-name="ce2" office:value-type="string" calcext:value-type="string">
            <text:p>C001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5</text:p>
          </table:table-cell>
          <table:table-cell table:style-name="ce2" office:value-type="string" calcext:value-type="string">
            <text:p>C001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841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5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8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840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9491</text:p>
          </table:table-cell>
          <table:table-cell table:style-name="ce2" office:value-type="string" calcext:value-type="string">
            <text:p>C004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9714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4350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2165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2 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2174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463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2312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130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5769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5770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5772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8062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4831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30T20:36:37.450697678</dc:date>
    <meta:editing-duration>PT19M13S</meta:editing-duration>
    <meta:editing-cycles>3</meta:editing-cycles>
    <meta:generator>LibreOffice/6.4.7.2$Linux_X86_64 LibreOffice_project/40$Build-2</meta:generator>
    <meta:document-statistic meta:table-count="1" meta:cell-count="1754" meta:object-count="0"/>
  </office:meta>
</office:document-meta>
</file>